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table:style-name="ce2" office:value-type="float" office:value="6561" calcext:value-type="float">
            <text:p>6561</text:p>
          </table:table-cell>
          <table:table-cell table:style-name="ce2"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Vne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48693" calcext:value-type="float">
            <text:p>0.648693</text:p>
          </table:table-cell>
          <table:table-cell office:value-type="float" office:value="0.622178" calcext:value-type="float">
            <text:p>0.622178</text:p>
          </table:table-cell>
          <table:table-cell office:value-type="float" office:value="0.603088" calcext:value-type="float">
            <text:p>0.603088</text:p>
          </table:table-cell>
          <table:table-cell office:value-type="float" office:value="0.598084" calcext:value-type="float">
            <text:p>0.598084</text:p>
          </table:table-cell>
          <table:table-cell table:style-name="ce2" office:value-type="float" office:value="0.588931" calcext:value-type="float">
            <text:p>0.58893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a</text:p>
          </table:table-cell>
          <table:table-cell table:number-columns-repeated="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1307" calcext:value-type="float">
            <text:p>0.351307</text:p>
          </table:table-cell>
          <table:table-cell office:value-type="float" office:value="0.377822" calcext:value-type="float">
            <text:p>0.377822</text:p>
          </table:table-cell>
          <table:table-cell office:value-type="float" office:value="0.396912" calcext:value-type="float">
            <text:p>0.396912</text:p>
          </table:table-cell>
          <table:table-cell office:value-type="float" office:value="0.401916" calcext:value-type="float">
            <text:p>0.401916</text:p>
          </table:table-cell>
          <table:table-cell table:style-name="ce2" office:value-type="float" office:value="0.411069" calcext:value-type="float">
            <text:p>0.41106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(s)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" calcext:value-type="float">
            <text:p>0.2</text:p>
          </table:table-cell>
          <table:table-cell office:value-type="float" office:value="9.948" calcext:value-type="float">
            <text:p>9.948</text:p>
          </table:table-cell>
          <table:table-cell office:value-type="float" office:value="36.1" calcext:value-type="float">
            <text:p>36.1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180" calcext:value-type="float">
            <text:p>2180</text:p>
          </table:table-cell>
        </table:table-row>
        <table:table-row table:style-name="ro1" table:number-rows-repeated="7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office:value-type="float" office:value="3721" calcext:value-type="float">
            <text:p>3721</text:p>
          </table:table-cell>
          <table:table-cell office:value-type="float" office:value="6561" calcext:value-type="float">
            <text:p>6561</text:p>
          </table:table-cell>
          <table:table-cell office:value-type="float" office:value="10201" calcext:value-type="float">
            <text:p>1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f Resisto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293" calcext:value-type="float">
            <text:p>293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</text:p>
          </table:table-cell>
          <table:table-cell office:value-type="float" office:value="0.622178" calcext:value-type="float">
            <text:p>0.622178</text:p>
          </table:table-cell>
          <table:table-cell office:value-type="float" office:value="0.603088" calcext:value-type="float">
            <text:p>0.603088</text:p>
          </table:table-cell>
          <table:table-cell office:value-type="float" office:value="0.598084" calcext:value-type="float">
            <text:p>0.598084</text:p>
          </table:table-cell>
          <table:table-cell office:value-type="float" office:value="0.594327" calcext:value-type="float">
            <text:p>0.594327</text:p>
          </table:table-cell>
          <table:table-cell office:value-type="float" office:value="0.588931" calcext:value-type="float">
            <text:p>0.588931</text:p>
          </table:table-cell>
          <table:table-cell office:value-type="float" office:value="0.585141" calcext:value-type="float">
            <text:p>0.58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.377822" calcext:value-type="float">
            <text:p>0.377822</text:p>
          </table:table-cell>
          <table:table-cell office:value-type="float" office:value="0.396912" calcext:value-type="float">
            <text:p>0.396912</text:p>
          </table:table-cell>
          <table:table-cell office:value-type="float" office:value="0.401916" calcext:value-type="float">
            <text:p>0.401916</text:p>
          </table:table-cell>
          <table:table-cell office:value-type="float" office:value="0.405673" calcext:value-type="float">
            <text:p>0.405673</text:p>
          </table:table-cell>
          <table:table-cell office:value-type="float" office:value="0.411069" calcext:value-type="float">
            <text:p>0.411069</text:p>
          </table:table-cell>
          <table:table-cell office:value-type="float" office:value="0.414859" calcext:value-type="float">
            <text:p>0.41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(s)</text:p>
          </table:table-cell>
          <table:table-cell office:value-type="float" office:value="0.036" calcext:value-type="float">
            <text:p>0.036</text:p>
          </table:table-cell>
          <table:table-cell office:value-type="float" office:value="0.8" calcext:value-type="float">
            <text:p>0.8</text:p>
          </table:table-cell>
          <table:table-cell office:value-type="float" office:value="2.38048" calcext:value-type="float">
            <text:p>2.38048</text:p>
          </table:table-cell>
          <table:table-cell office:value-type="float" office:value="5.96049" calcext:value-type="float">
            <text:p>5.96049</text:p>
          </table:table-cell>
          <table:table-cell office:value-type="float" office:value="23.9501" calcext:value-type="float">
            <text:p>23.9501</text:p>
          </table:table-cell>
          <table:table-cell office:value-type="float" office:value="73.0905" calcext:value-type="float">
            <text:p>73.0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_avg</text:p>
          </table:table-cell>
          <table:table-cell table:formula="of:=[.B19]/[.B15]" office:value-type="float" office:value="0.00048" calcext:value-type="float">
            <text:p>0.00048</text:p>
          </table:table-cell>
          <table:table-cell table:formula="of:=[.C19]/[.C15]" office:value-type="float" office:value="0.00540540540540541" calcext:value-type="float">
            <text:p>0.0054054054</text:p>
          </table:table-cell>
          <table:table-cell table:formula="of:=[.D19]/[.D15]" office:value-type="float" office:value="0.0129373913043478" calcext:value-type="float">
            <text:p>0.0129373913</text:p>
          </table:table-cell>
          <table:table-cell table:formula="of:=[.E19]/[.E15]" office:value-type="float" office:value="0.0269705429864253" calcext:value-type="float">
            <text:p>0.026970543</text:p>
          </table:table-cell>
          <table:table-cell table:formula="of:=[.F19]/[.F15]" office:value-type="float" office:value="0.0817409556313993" calcext:value-type="float">
            <text:p>0.0817409556</text:p>
          </table:table-cell>
          <table:table-cell table:formula="of:=[.G19]/[.G15]" office:value-type="float" office:value="0.200247945205479" calcext:value-type="float">
            <text:p>0.20024794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3:34:35.577093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3:36:44.259094207</meta:creation-date>
    <dc:date>2017-04-04T13:35:25.333946438</dc:date>
    <meta:editing-duration>PT16M33S</meta:editing-duration>
    <meta:editing-cycles>5</meta:editing-cycles>
    <meta:generator>LibreOffice/5.1.6.2$Linux_X86_64 LibreOffice_project/10m0$Build-2</meta:generator>
    <meta:document-statistic meta:table-count="1" meta:cell-count="101" meta:object-count="0"/>
  </office:meta>
</office:document-meta>
</file>